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77cm"/>
    </style:style>
    <style:style style:name="co2" style:family="table-column">
      <style:table-column-properties fo:break-before="auto" style:column-width="0.88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868MHz Yag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number-columns-repeated="7"/>
          <table:table-cell office:value-type="string" calcext:value-type="string">
            <text:p>pixels/m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Righ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oom (800mm)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927" calcext:value-type="float">
            <text:p>1927</text:p>
          </table:table-cell>
          <table:table-cell table:number-columns-repeated="3"/>
          <table:table-cell table:formula="of:=([.D4]-[.B4])/800" office:value-type="float" office:value="2.3025" calcext:value-type="float">
            <text:p>2.302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ement Lengt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Centre</text:p>
          </table:table-cell>
          <table:table-cell/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flector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664" calcext:value-type="float">
            <text:p>664</text:p>
          </table:table-cell>
          <table:table-cell/>
          <table:table-cell office:value-type="float" office:value="913" calcext:value-type="float">
            <text:p>913</text:p>
          </table:table-cell>
          <table:table-cell/>
          <table:table-cell table:formula="of:=([.F10]-[.B10])/[.H$4]" office:value-type="float" office:value="222.366992399566" calcext:value-type="float">
            <text:p>222.366992399566</text:p>
          </table:table-cell>
          <table:table-cell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riven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table:formula="of:=([.F12]-[.B12])/[.H$4]" office:value-type="float" office:value="190.228013029316" calcext:value-type="float">
            <text:p>190.228013029316</text:p>
          </table:table-cell>
          <table:table-cell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irector1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table:formula="of:=([.F15]-[.B15])/[.H$4]" office:value-type="float" office:value="151.57437567861" calcext:value-type="float">
            <text:p>151.57437567861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irector2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table:formula="of:=([.F17]-[.B17])/[.H$4]" office:value-type="float" office:value="151.14006514658" calcext:value-type="float">
            <text:p>151.14006514658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irector3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661" calcext:value-type="float">
            <text:p>661</text:p>
          </table:table-cell>
          <table:table-cell/>
          <table:table-cell office:value-type="float" office:value="826" calcext:value-type="float">
            <text:p>826</text:p>
          </table:table-cell>
          <table:table-cell/>
          <table:table-cell table:formula="of:=([.F19]-[.B19])/[.H$4]" office:value-type="float" office:value="139.413680781759" calcext:value-type="float">
            <text:p>139.413680781759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irector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661" calcext:value-type="float">
            <text:p>661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table:formula="of:=([.F21]-[.B21])/[.H$4]" office:value-type="float" office:value="140.28230184582" calcext:value-type="float">
            <text:p>140.28230184582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irector5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660" calcext:value-type="float">
            <text:p>660</text:p>
          </table:table-cell>
          <table:table-cell/>
          <table:table-cell office:value-type="float" office:value="822" calcext:value-type="float">
            <text:p>822</text:p>
          </table:table-cell>
          <table:table-cell/>
          <table:table-cell table:formula="of:=([.F23]-[.B23])/[.H$4]" office:value-type="float" office:value="139.413680781759" calcext:value-type="float">
            <text:p>139.413680781759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irector6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661" calcext:value-type="float">
            <text:p>661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table:formula="of:=([.F25]-[.B25])/[.H$4]" office:value-type="float" office:value="140.71661237785" calcext:value-type="float">
            <text:p>140.71661237785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Element spacing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flector</text:p>
          </table:table-cell>
          <table:table-cell table:number-columns-repeated="2"/>
          <table:table-cell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([.D32]-[.D30])/[.H$4]" office:value-type="float" office:value="120.304017372421" calcext:value-type="float">
            <text:p>120.304017372421</text:p>
          </table:table-cell>
          <table:table-cell/>
          <table:table-cell table:formula="of:=120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riven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ment</text:p>
          </table:table-cell>
          <table:table-cell table:number-columns-repeated="6"/>
          <table:table-cell table:formula="of:=([.D35]-[.D32])/[.H$4]" office:value-type="float" office:value="59.0662323561346" calcext:value-type="float">
            <text:p>59.0662323561346</text:p>
          </table:table-cell>
          <table:table-cell/>
          <table:table-cell table:formula="of:=60"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irector1</text:p>
          </table:table-cell>
          <table:table-cell table:number-columns-repeated="2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([.D37]-[.D35])/[.H$4]" office:value-type="float" office:value="79.0445168295331" calcext:value-type="float">
            <text:p>79.0445168295331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irector2</text:p>
          </table:table-cell>
          <table:table-cell table:number-columns-repeated="2"/>
          <table:table-cell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([.D39]-[.D37])/[.H$4]" office:value-type="float" office:value="88.599348534202" calcext:value-type="float">
            <text:p>88.599348534202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irector3</text:p>
          </table:table-cell>
          <table:table-cell table:number-columns-repeated="2"/>
          <table:table-cell office:value-type="float" office:value="1263" calcext:value-type="float">
            <text:p>1263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([.D41]-[.D39])/[.H$4]" office:value-type="float" office:value="89.4679695982628" calcext:value-type="float">
            <text:p>89.4679695982628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irector4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([.D43]-[.D41])/[.H$4]" office:value-type="float" office:value="89.9022801302932" calcext:value-type="float">
            <text:p>89.9022801302932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irector5</text:p>
          </table:table-cell>
          <table:table-cell table:number-columns-repeated="2"/>
          <table:table-cell office:value-type="float" office:value="1676" calcext:value-type="float">
            <text:p>1676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([.D45]-[.D43])/[.H$4]" office:value-type="float" office:value="89.0336590662324" calcext:value-type="float">
            <text:p>89.0336590662324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irector6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6T22:47:14.072679984</dc:date>
    <meta:editing-duration>PT16M33S</meta:editing-duration>
    <meta:editing-cycles>1</meta:editing-cycles>
    <meta:generator>LibreOffice/24.2.4.2$Linux_X86_64 LibreOffice_project/420$Build-2</meta:generator>
    <meta:document-statistic meta:table-count="1" meta:cell-count="92" meta:object-count="0"/>
  </office:meta>
</office:document-meta>
</file>